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language="zxx" fo:country="none" officeooo:rsid="000630a2" officeooo:paragraph-rsid="000630a2" style:language-asian="zxx" style:country-asian="none" style:language-complex="zxx" style:country-complex="none"/>
    </style:style>
    <style:style style:name="P2" style:family="paragraph" style:parent-style-name="Standard">
      <style:text-properties style:font-name="Calibri" fo:language="zxx" fo:country="none" officeooo:rsid="0007659c" officeooo:paragraph-rsid="0007659c" style:language-asian="zxx" style:country-asian="none" style:language-complex="zxx" style:country-complex="none"/>
    </style:style>
    <style:style style:name="P3" style:family="paragraph" style:parent-style-name="Standard">
      <style:text-properties style:font-name="Calibri" fo:language="zxx" fo:country="none" officeooo:rsid="000926cc" officeooo:paragraph-rsid="000926cc" style:language-asian="zxx" style:country-asian="none" style:language-complex="zxx" style:country-complex="none"/>
    </style:style>
    <style:style style:name="P4" style:family="paragraph" style:parent-style-name="Standard">
      <style:text-properties style:font-name="Calibri" fo:language="zxx" fo:country="none" officeooo:rsid="000a593c" officeooo:paragraph-rsid="000a593c" style:language-asian="zxx" style:country-asian="none" style:language-complex="zxx" style:country-complex="none"/>
    </style:style>
    <style:style style:name="P5" style:family="paragraph" style:parent-style-name="Standard">
      <style:text-properties style:font-name="Calibri" fo:language="zxx" fo:country="none" officeooo:rsid="000ab593" officeooo:paragraph-rsid="000ab593" style:language-asian="zxx" style:country-asian="none" style:language-complex="zxx" style:country-complex="none"/>
    </style:style>
    <style:style style:name="P6" style:family="paragraph" style:parent-style-name="Standard">
      <style:text-properties style:font-name="Calibri" fo:language="zxx" fo:country="none" officeooo:rsid="000b21a2" officeooo:paragraph-rsid="000b21a2" style:language-asian="zxx" style:country-asian="none" style:language-complex="zxx" style:country-complex="none"/>
    </style:style>
    <style:style style:name="P7" style:family="paragraph" style:parent-style-name="Standard">
      <style:text-properties style:font-name="Calibri" fo:language="zxx" fo:country="none" officeooo:rsid="000b21a2" officeooo:paragraph-rsid="0013bc27" style:language-asian="zxx" style:country-asian="none" style:language-complex="zxx" style:country-complex="none"/>
    </style:style>
    <style:style style:name="P8" style:family="paragraph" style:parent-style-name="Standard">
      <style:text-properties style:font-name="Calibri" fo:language="zxx" fo:country="none" officeooo:rsid="000c15a2" officeooo:paragraph-rsid="000c15a2" style:language-asian="zxx" style:country-asian="none" style:language-complex="zxx" style:country-complex="none"/>
    </style:style>
    <style:style style:name="P9" style:family="paragraph" style:parent-style-name="Standard">
      <style:text-properties style:font-name="Calibri" fo:language="zxx" fo:country="none" officeooo:rsid="000d6271" officeooo:paragraph-rsid="000d6271" style:language-asian="zxx" style:country-asian="none" style:language-complex="zxx" style:country-complex="none"/>
    </style:style>
    <style:style style:name="P10" style:family="paragraph" style:parent-style-name="Standard">
      <style:text-properties style:font-name="Calibri" fo:language="zxx" fo:country="none" officeooo:rsid="000f441f" officeooo:paragraph-rsid="000f441f" style:language-asian="zxx" style:country-asian="none" style:language-complex="zxx" style:country-complex="none"/>
    </style:style>
    <style:style style:name="P11" style:family="paragraph" style:parent-style-name="Standard">
      <style:text-properties style:font-name="Calibri" fo:language="zxx" fo:country="none" officeooo:rsid="000f441f" officeooo:paragraph-rsid="0010e4a2" style:language-asian="zxx" style:country-asian="none" style:language-complex="zxx" style:country-complex="none"/>
    </style:style>
    <style:style style:name="P12" style:family="paragraph" style:parent-style-name="Standard">
      <style:text-properties style:font-name="Calibri" fo:language="zxx" fo:country="none" officeooo:rsid="000f441f" officeooo:paragraph-rsid="001251d9" style:language-asian="zxx" style:country-asian="none" style:language-complex="zxx" style:country-complex="none"/>
    </style:style>
    <style:style style:name="P13" style:family="paragraph" style:parent-style-name="Standard">
      <style:text-properties style:font-name="Calibri" fo:language="zxx" fo:country="none" officeooo:rsid="0013bc27" officeooo:paragraph-rsid="0013bc27" style:language-asian="zxx" style:country-asian="none" style:language-complex="zxx" style:country-complex="none"/>
    </style:style>
    <style:style style:name="P14" style:family="paragraph" style:parent-style-name="Standard">
      <style:text-properties style:font-name="Calibri" fo:language="zxx" fo:country="none" officeooo:rsid="00143ebb" officeooo:paragraph-rsid="00143ebb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d6271" officeooo:paragraph-rsid="000d6271" style:language-asian="zxx" style:country-asian="none" style:language-complex="zxx" style:country-complex="none"/>
    </style:style>
    <style:style style:name="P16" style:family="paragraph" style:parent-style-name="Standard">
      <style:text-properties style:font-name="Calibri" fo:language="zxx" fo:country="none" officeooo:rsid="000630a2" officeooo:paragraph-rsid="000630a2" style:language-asian="zxx" style:country-asian="none" style:language-complex="zxx" style:country-complex="none"/>
    </style:style>
    <style:style style:name="T1" style:family="text">
      <style:text-properties officeooo:rsid="0007659c"/>
    </style:style>
    <style:style style:name="T2" style:family="text">
      <style:text-properties officeooo:rsid="000a593c"/>
    </style:style>
    <style:style style:name="T3" style:family="text">
      <style:text-properties officeooo:rsid="000b21a2"/>
    </style:style>
    <style:style style:name="T4" style:family="text">
      <style:text-properties officeooo:rsid="000c15a2"/>
    </style:style>
    <style:style style:name="T5" style:family="text">
      <style:text-properties officeooo:rsid="0010e4a2"/>
    </style:style>
    <style:style style:name="T6" style:family="text">
      <style:text-properties officeooo:rsid="001251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Comenzamos actualizando el sistema</text:p>
      <text:p text:style-name="P1"/>
      <text:p text:style-name="P1">sudo apt update</text:p>
      <text:p text:style-name="P1">sudo apt upgrade</text:p>
      <text:p text:style-name="P1"/>
      <text:p text:style-name="P1"/>
      <text:p text:style-name="P1">2-Creamos un usuario para odoo <text:span text:style-name="T1">y le damos contraseña</text:span></text:p>
      <text:p text:style-name="P1"/>
      <text:p text:style-name="P1">sudo adduser --system --quiet --shell=/bin/bash --home=/opt/odoo --gecos operador_odoo -group operador_odoo</text:p>
      <text:p text:style-name="P1"/>
      <text:p text:style-name="P2">sudo passwd operador_odoo</text:p>
      <text:p text:style-name="P2"/>
      <text:p text:style-name="P2"/>
      <text:p text:style-name="P2">2.1- Comprueba que se ha creado el usuario correctamente<text:line-break/><text:line-break/>su operador_odoo<text:line-break/></text:p>
      <text:p text:style-name="P3">exit (para salir)</text:p>
      <text:p text:style-name="P3"/>
      <text:p text:style-name="P3">3- Instalamos paquetes necesarios</text:p>
      <text:p text:style-name="P3"/>
      <text:p text:style-name="P3">sudo apt install postgresql postgresql-server-dev-14 git python3 python3-pip build-essential python3-dev libldap2-dev libsasl2-dev python3-setuptools libjpeg-dev nodejs npm postgresql-client -y</text:p>
      <text:p text:style-name="P3"/>
      <text:p text:style-name="P3">4- Descargamos odoo 16 desde github</text:p>
      <text:p text:style-name="P3"/>
      <text:p text:style-name="P3">sudo git clone --<text:span text:style-name="T2">depth 1 --branch 16.0 https://github.com/odoo/odoo /opt/odoo</text:span></text:p>
      <text:p text:style-name="P3"/>
      <text:p text:style-name="P4">Si te da error es porque antes entraste en el usuario y se creo un oculto con el historial de los comandos. Si hacemos un sudo ls /opt/odoo -la podemos encontrar el archivo oculto. Solo tenemos que hacer sudo rm /opt/odoo/.bash_history para eliminarlo. Despues de esto volvemos a ejecutar el comando anterior.</text:p>
      <text:p text:style-name="P4"/>
      <text:p text:style-name="P5">5-Tomamos posesion de la carpeta si comprobamos con sudo ls /opt/odoo -la el propietario de todo es el root. Se lo vamos a pasar al usuario operador odoo que creamos en el paso 2.</text:p>
      <text:p text:style-name="P5"/>
      <text:p text:style-name="P5">sudo chown operador_odoo:operador_odoo /opt/odoo/ -R</text:p>
      <text:p text:style-name="P5"/>
      <text:p text:style-name="P5">6-Creamos una carpeta para los logs</text:p>
      <text:p text:style-name="P5"/>
      <text:p text:style-name="P5">sudo mkdir /var/log/odoo/</text:p>
      <text:p text:style-name="P5"/>
      <text:p text:style-name="P5">sudo chown operador_odoo:operador_odoo /var/log/odoo/ -R</text:p>
      <text:p text:style-name="P5"/>
      <text:p text:style-name="P5">7-Instalación de la interfaz de C en python</text:p>
      <text:p text:style-name="P5"/>
      <text:p text:style-name="P5">sudo pip3 install cffi</text:p>
      <text:p text:style-name="P5"><text:soft-page-break/>8-<text:span text:style-name="T3">Instalamos las dependencias de odoo</text:span></text:p>
      <text:p text:style-name="P5"/>
      <text:p text:style-name="P6">sudo pip3 install -r /opt/odoo/requirements.txt</text:p>
      <text:p text:style-name="P6"/>
      <text:p text:style-name="P6">9-Instalamos la dependencia wkhtmltopdf para transformar archivos a pdf</text:p>
      <text:p text:style-name="P6"/>
      <text:p text:style-name="P6">sudo apt install fontconfig xfonts-base xfonts-75dpi -y <text:s text:c="15"/></text:p>
      <text:p text:style-name="P6"/>
      <text:p text:style-name="P6">cd/tmp <text:s text:c="51"/></text:p>
      <text:p text:style-name="P6"/>
      <text:p text:style-name="P6">wget https://github.com/wkhtmltopdf/pack<text:span text:style-name="T4">ag</text:span>ing/releases/download/0.12.6.1-2/wkhtmltox_0.12.6.1-2.jammy_amd64.deb</text:p>
      <text:p text:style-name="P6"/>
      <text:p text:style-name="P6">sudo dpkg -i wkhtmltox_0.12.6.1-2.jammy_amd64.deb</text:p>
      <text:p text:style-name="P6"/>
      <text:p text:style-name="P8">sudo ln -s /usr/local/bin/wkhtmltopdf /usr/bin/</text:p>
      <text:p text:style-name="P8"/>
      <text:p text:style-name="P8">sudo ln -s /usr/local/bin/wkhtmltoimage /usr/bin/</text:p>
      <text:p text:style-name="P8"/>
      <text:p text:style-name="P8">10-ponemos contraseña al usuario de postgress</text:p>
      <text:p text:style-name="P8"/>
      <text:p text:style-name="P8">sudo passwd postgres</text:p>
      <text:p text:style-name="P8"/>
      <text:p text:style-name="P8">su postgres</text:p>
      <text:p text:style-name="P8"/>
      <text:p text:style-name="P8">psql -c "ALTER USER postgres WITH PASSWORD ' pass_postgres_bd';"</text:p>
      <text:p text:style-name="P8"/>
      <text:p text:style-name="P9">11- instalamos herramientas de bases de datos</text:p>
      <text:p text:style-name="P9"/>
      <text:p text:style-name="P9">sudo apt install curl</text:p>
      <text:p text:style-name="P9"/>
      <text:p text:style-name="P9">curl -fsSL https://www.pgadmin.org/static/packages_pgadmin_org.pub | sudo gpg --dearmor -o /etc/apt/trusted.gpg.d/pgadmin.gpg</text:p>
      <text:p text:style-name="P9"/>
      <text:p text:style-name="P9">sudo sh -c 'echo "deb https://ftp.postgresql.org/pub/pgadmin/pgadmin4/apt/jammy pgadmin4 main" &gt; /etc/apt/sources.list.d/pgadmin4.list'</text:p>
      <text:p text:style-name="P9"/>
      <text:p text:style-name="P9">sudo apt update</text:p>
      <text:p text:style-name="P9"/>
      <text:p text:style-name="P9">sudo apt upgrade</text:p>
      <text:p text:style-name="P9"/>
      <text:p text:style-name="P9">sudo apt install pgadmin4-desktop -y</text:p>
      <text:p text:style-name="P9"/>
      <text:p text:style-name="P9">12-Creacion de usuario y base de datos para odoo</text:p>
      <text:p text:style-name="P9"/>
      <text:p text:style-name="P9">su postgres</text:p>
      <text:p text:style-name="P9"/>
      <text:p text:style-name="P9">psql -c "CREATE USER admin_bd_empresa1 WITH PASSWORD 'abc123.';"</text:p>
      <text:p text:style-name="P9"/>
      <text:p text:style-name="P10"><text:soft-page-break/>psql -c <text:s/>"CREATE DATABASE bd_empresa1;"</text:p>
      <text:p text:style-name="P10"/>
      <text:p text:style-name="P10">psql -c "GRANT ALL ON DATABASE bd_empresa1 TO admin_bd_empresa1;"</text:p>
      <text:p text:style-name="P9"/>
      <text:p text:style-name="P10">psql -c "ALTER DATABASE bd_empresa1 OWNER TO admin_bd_empresa1;"</text:p>
      <text:p text:style-name="P10"/>
      <text:p text:style-name="P10">exit</text:p>
      <text:p text:style-name="P10"/>
      <text:p text:style-name="P10">13-Creal el archivo de configuración de odoo</text:p>
      <text:p text:style-name="P10"/>
      <text:p text:style-name="P10"><text:span text:style-name="T5">sudo </text:span>apt-get install python3-pypdf2</text:p>
      <text:p text:style-name="P11"><text:span text:style-name="T5">sudo </text:span>apt-get install python3-<text:span text:style-name="T5">psycopg2</text:span><text:line-break/><text:span text:style-name="T5">sudo </text:span>apt-get install python3-<text:span text:style-name="T5">werkzeug</text:span></text:p>
      <text:p text:style-name="P11"><text:span text:style-name="T5">sudo </text:span>apt-get install python3-<text:span text:style-name="T5">passlib</text:span></text:p>
      <text:p text:style-name="P12"><text:span text:style-name="T5">sudo </text:span>apt-get install python3-<text:span text:style-name="T6">babel</text:span></text:p>
      <text:p text:style-name="P12"><text:span text:style-name="T5">sudo </text:span>apt-get install python3-<text:span text:style-name="T6">lxml</text:span></text:p>
      <text:p text:style-name="P12"><text:span text:style-name="T5">sudo </text:span>apt-get install python3-<text:span text:style-name="T6">decorator</text:span></text:p>
      <text:p text:style-name="P12"><text:span text:style-name="T5">sudo </text:span>apt-get install python3-<text:span text:style-name="T6">polib</text:span></text:p>
      <text:p text:style-name="P12"><text:span text:style-name="T5">sudo </text:span>apt-get install python3-<text:span text:style-name="T6">psutil</text:span></text:p>
      <text:p text:style-name="P12"><text:span text:style-name="T5">sudo </text:span>apt-get install python3-<text:span text:style-name="T6">jinja2</text:span></text:p>
      <text:p text:style-name="P12"/>
      <text:p text:style-name="P12">sudo apt-get install git python3 python3-pip python3-cffi build-essential wget python3-dev python3-venv python3-wheel libxslt-dev libzip-dev libldap2-dev libsasl2-dev python3-setuptools node-less libpng-dev libjpeg-dev gdebi -y </text:p>
      <text:p text:style-name="P12"/>
      <text:p text:style-name="P7">sudo pip3 install -r /opt/odoo/requirements.txt</text:p>
      <text:p text:style-name="P10"/>
      <text:p text:style-name="P10">su operador_odoo</text:p>
      <text:p text:style-name="P9"/>
      <text:p text:style-name="P10">/opt/odoo/odoo-bin -r admin_bd_empresa1 -w abc123. --db_host localhost -d bd_empresa1 -i base --addons-path=/opt/odoo/addons --without-demo=all -s --stop-after-init</text:p>
      <text:p text:style-name="P10"/>
      <text:p text:style-name="P13">Vamos a indicarle donde tiene que meter los logs </text:p>
      <text:p text:style-name="P13"/>
      <text:p text:style-name="P13">nano /opt/odoo/.odoorc</text:p>
      <text:p text:style-name="P9"/>
      <text:p text:style-name="P13">Aqui dentro encontraremos logfile= <text:s/>y le llenaremos la derecha con /var/log/odoo/log.txt</text:p>
      <text:p text:style-name="P13"/>
      <text:p text:style-name="P14">14- Arrancamos el servidor</text:p>
      <text:p text:style-name="P14"/>
      <text:p text:style-name="P14">cd /opt/odoo/</text:p>
      <text:p text:style-name="P14"/>
      <text:p text:style-name="P14">./odoo-bin</text:p>
      <text:p text:style-name="P14"/>
      <text:p text:style-name="P14">Dejamos la terminal ahi y ponemos en un buscador localhost:8069</text:p>
      <text:p text:style-name="P14"/>
      <text:p text:style-name="P14">email: admin</text:p>
      <text:p text:style-name="P14"/>
      <text:p text:style-name="P14">password: admin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2:52:34.654000000</meta:creation-date>
    <dc:date>2024-04-28T02:26:23.718000000</dc:date>
    <meta:editing-duration>PT25M14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4" meta:paragraph-count="70" meta:word-count="492" meta:character-count="3922" meta:non-whitespace-character-count="3438"/>
  </office:meta>
</office:document-meta>
</file>